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" svg:font-family="Mang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72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0.794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5874in"/>
    </style:style>
    <style:style style:name="co6" style:family="table-column">
      <style:table-column-properties fo:break-before="auto" style:column-width="0.4783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22in"/>
    </style:style>
    <style:style style:name="co9" style:family="table-column">
      <style:table-column-properties fo:break-before="auto" style:column-width="0.772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0.3264in"/>
    </style:style>
    <style:style style:name="co13" style:family="table-column">
      <style:table-column-properties fo:break-before="auto" style:column-width="0.4457in"/>
    </style:style>
    <style:style style:name="co14" style:family="table-column">
      <style:table-column-properties fo:break-before="auto" style:column-width="0.511in"/>
    </style:style>
    <style:style style:name="co15" style:family="table-column">
      <style:table-column-properties fo:break-before="auto" style:column-width="3.548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/>
    <style:style style:name="ce4" style:family="table-cell" style:parent-style-name="Default">
      <style:text-properties style:font-name="F" fo:font-size="12pt" style:font-name-asian="Mangal" style:font-size-asian="12pt" style:language-asian="hi" style:country-asian="IN" style:font-name-complex="Tahoma" style:font-size-complex="6.80000019073486pt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use-window-font-color="true" fo:language="en" fo:country="US" style:letter-kerning="true" style:font-name-asian="Mangal" style:font-size-asian="12pt" style:language-asian="hi" style:country-asian="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Number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Num_PC</text:p>
          </table:table-cell>
          <table:table-cell table:style-name="ce1" office:value-type="string" calcext:value-type="string">
            <text:p>Num_mac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TVs</text:p>
          </table:table-cell>
          <table:table-cell table:style-name="ce1" office:value-type="string" calcext:value-type="string">
            <text:p>Projector</text:p>
          </table:table-cell>
          <table:table-cell table:style-name="ce1" office:value-type="string" calcext:value-type="string">
            <text:p>Printer</text:p>
          </table:table-cell>
          <table:table-cell table:style-name="ce1" office:value-type="string" calcext:value-type="string">
            <text:p>Whiteboard</text:p>
          </table:table-cell>
          <table:table-cell table:style-name="ce1" office:value-type="string" calcext:value-type="string">
            <text:p>Sound_equipment</text:p>
          </table:table-cell>
          <table:table-cell table:style-name="ce1" office:value-type="string" calcext:value-type="string">
            <text:p>Dual_monitors</text:p>
          </table:table-cell>
          <table:table-cell table:style-name="ce1" office:value-type="string" calcext:value-type="string">
            <text:p>Study_rooms</text:p>
          </table:table-cell>
          <table:table-cell table:style-name="ce1" office:value-type="string" calcext:value-type="string">
            <text:p>Scanner</text:p>
          </table:table-cell>
          <table:table-cell table:style-name="ce1" office:value-type="string" calcext:value-type="string">
            <text:p>Photo_equipmen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Wick 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<text:span text:style-name="T2">An average sized classroom. Contains several tables with 2-3 chairs each. Contains a podium and a computer with a projector set up.</text:span>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Wick 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C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C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5" office:value-type="string" calcext:value-type="string">
            <text:p>An average sized lab space. Contains 25 computers running Windows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Wick 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5" office:value-type="string" calcext:value-type="string">
            <text:p>A larger classroom. Contains several tables with 2-3 chairs each, several mobile whiteboards, and a computer with a projector and 2 HD TVs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style-name="ce5" office:value-type="string" calcext:value-type="string">
            <text:p>A larger classroom. Contains several tables with 2-3 chairs each,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OYC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CK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5" office:value-type="string" calcext:value-type="string">
            <text:p>A large lab space. Contains 25 computers running Windows, a podium and a computer with a projector and 6 HD TVs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 larger classroom. Contains several tables with 2-3 chairs each, access to photography equipment,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06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07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08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09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10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1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oyce 313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5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Foster 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OS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Foster 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FOS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STM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Foster 104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FOS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Foster 20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FO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Foster 2<text:span text:style-name="T1">nd</text:span> Flo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O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STM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IC 308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IC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IC 305/306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IC 3<text:span text:style-name="T1">rd</text:span> Floo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MIC 2<text:span text:style-name="T1">nd</text:span> Flo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I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MIC 1<text:span text:style-name="T1">st</text:span> Floo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IC Sta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IC Groun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MIC Kurzwei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IC Vista Ro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CM 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CM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CM 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CM 212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CC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CM 221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CM 222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CC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CM 224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CCM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CM 232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CM 233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CM 305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CM 424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CM 426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CCM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MM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CM 434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CM 436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CM 442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CM 444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est 1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oolidge 3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COO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Garden 1<text:span text:style-name="T1">st</text:span> Floo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A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arden 103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GAR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kiff 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KF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F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kiff 1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SKF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F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reland 012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reland 014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reland 015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reland 017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reland 112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reland 114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reland 117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reland 2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reland 20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reland 217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reland Ca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BT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ELC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tudio Barn Lab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BAR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TZ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reeman 1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reeman 10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reeman 2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reeman 203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 table:number-rows-repeated="10484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angal" svg:font-family="Mang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0000-00-00T11:47:12.9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Caruso</meta:initial-creator>
    <meta:creation-date>2016-01-10T20:54:40.56</meta:creation-date>
    <dc:date>2016-03-23T23:37:51.827000000</dc:date>
    <meta:editing-duration>PT45M5S</meta:editing-duration>
    <meta:editing-cycles>7</meta:editing-cycles>
    <meta:generator>LibreOffice/4.1.4.2$Windows_x86 LibreOffice_project/0a0440ccc0227ad9829de5f46be37cfb6edcf72</meta:generator>
    <meta:document-statistic meta:table-count="3" meta:cell-count="662" meta:object-count="0"/>
  </office:meta>
</office:document-meta>
</file>